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Nimbus Mono L" svg:font-family="'Nimbus Mono L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3cm"/>
    </style:style>
    <style:style style:name="pr2" style:family="presentation" style:parent-style-name="alizarin-outline1">
      <style:graphic-properties draw:fit-to-size="shrink-to-fit"/>
    </style:style>
    <style:style style:name="pr3" style:family="presentation" style:parent-style-name="alizarin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margin-left="0.5cm" fo:margin-right="0.5cm" fo:margin-top="0.6cm" fo:margin-bottom="0.6cm" fo:text-indent="0cm"/>
    </style:style>
    <style:style style:name="P3" style:family="paragraph">
      <style:paragraph-properties fo:margin-left="2.491cm" fo:margin-right="0cm" fo:text-indent="0cm"/>
    </style:style>
    <style:style style:name="T1" style:family="text">
      <style:text-properties style:font-name="Nimbus Mono L2"/>
    </style:style>
    <style:style style:name="T2" style:family="text">
      <style:text-properties fo:color="#997700" style:font-name="Nimbus Mono L2" fo:font-weight="bold"/>
    </style:style>
    <style:style style:name="T3" style:family="text">
      <style:text-properties fo:color="#ff0000" style:font-name="Nimbus Mono L2"/>
    </style:style>
    <style:style style:name="T4" style:family="text">
      <style:text-properties fo:color="#333333" style:font-name="Nimbus Mono L2"/>
    </style:style>
    <style:style style:name="T5" style:family="text">
      <style:text-properties fo:color="#6600ee" style:font-name="Nimbus Mono L2" fo:font-weight="bold"/>
    </style:style>
    <style:style style:name="T6" style:family="text">
      <style:text-properties fo:color="#888888" style:font-name="Nimbus Mono L2"/>
    </style:style>
    <style:style style:name="T7" style:family="text">
      <style:text-properties fo:color="#0000dd" style:font-name="Nimbus Mono L2" fo:font-weight="bold"/>
    </style:style>
    <style:style style:name="T8" style:family="text">
      <style:text-properties fo:color="#557799" style:font-name="Nimbus Mono L2"/>
    </style:style>
    <style:style style:name="T9" style:family="text">
      <style:text-properties fo:color="#007020" style:font-name="Nimbus Mono L2"/>
    </style:style>
    <style:style style:name="T10" style:family="text">
      <style:text-properties fo:color="#996633" style:font-name="Nimbus Mono L2"/>
    </style:style>
    <style:style style:name="T11" style:family="text">
      <style:text-properties style:font-name="Nimbus Mono L2" fo:font-size="44pt" style:font-size-asian="44pt" style:font-size-complex="44pt"/>
    </style:style>
    <style:style style:name="T12" style:family="text">
      <style:text-properties fo:color="#007020" style:font-name="Nimbus Mono L2" fo:font-size="44pt" style:font-size-asian="44pt" style:font-size-complex="44pt"/>
    </style:style>
    <style:style style:name="T13" style:family="text">
      <style:text-properties fo:color="#008800" style:font-name="Nimbus Mono L2" fo:font-weight="bold"/>
    </style:style>
    <style:style style:name="T14" style:family="text">
      <style:text-properties fo:color="#0e84b5" style:font-name="Nimbus Mono L2" fo:font-weight="bold"/>
    </style:style>
    <style:style style:name="T1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4f39c0f55cb4460dbe4ffc658e960d9a" draw:style-name="dp1" draw:master-page-name="alizarin">
        <draw:frame presentation:style-name="pr1" draw:layer="layout" svg:width="20cm" svg:height="3cm" svg:x="2cm" svg:y="0.5cm" presentation:class="title">
          <draw:text-box>
            <text:p>Deep Learning Frameworks</text:p>
          </draw:text-box>
        </draw:frame>
        <draw:frame presentation:style-name="pr2" draw:layer="layout" svg:width="22cm" svg:height="12cm" svg:x="2cm" svg:y="4cm" presentation:class="outline" presentation:user-transformed="true">
          <draw:text-box>
            <text:p>使用不同的框架來實作訓練</text:p>
            <text:list text:style-name="L3">
              <text:list-item>
                <text:p>Caffe</text:p>
              </text:list-item>
              <text:list-item>
                <text:p>Theano</text:p>
              </text:list-item>
              <text:list-item>
                <text:p>Torch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9d77de3b080427481bdf79a45a2e159" draw:style-name="dp1" draw:master-page-name="alizarin">
        <draw:frame presentation:style-name="pr1" draw:layer="layout" svg:width="20cm" svg:height="3cm" svg:x="2cm" svg:y="0.5cm" presentation:class="title">
          <draw:text-box>
            <text:p>Caffe</text:p>
          </draw:text-box>
        </draw:frame>
        <draw:frame presentation:style-name="pr2" draw:layer="layout" svg:width="22cm" svg:height="12cm" svg:x="2cm" svg:y="4cm" presentation:class="outline">
          <draw:text-box>
            <text:list text:style-name="L3">
              <text:list-item>
                <text:p>CIFAR-10</text:p>
              </text:list-item>
              <text:list-item>
                <text:p>60000 32X32 color images</text:p>
              </text:list-item>
              <text:list-item>
                <text:p>split into 10 classes</text:p>
                <text:list>
                  <text:list-item>
                    <text:p>airplane, automobile, bird, cat, deer</text:p>
                  </text:list-item>
                  <text:list-item>
                    <text:p>dog, frog, horse, ship, truck</text:p>
                  </text:list-item>
                </text:list>
              </text:list-item>
              <text:list-item>
                <text:p>$caffe_path/data/get_cifar10.sh</text:p>
              </text:list-item>
              <text:list-item>
                <text:p>$caffe_path/examples/cifar10/create_cifar10.sh</text:p>
              </text:list-item>
              <text:list-item>
                <text:p>Blob，Layer，Net，Solve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78e2afe2f60401f9896c8f2f38c07c5" draw:style-name="dp1" draw:master-page-name="alizarin">
        <draw:frame presentation:style-name="pr1" draw:layer="layout" svg:width="20cm" svg:height="3cm" svg:x="2cm" svg:y="0.5cm" presentation:class="title">
          <draw:text-box>
            <text:p>Caffe - Blob --補充</text:p>
          </draw:text-box>
        </draw:frame>
        <draw:frame presentation:style-name="pr2" draw:layer="layout" svg:width="22cm" svg:height="12cm" svg:x="2cm" svg:y="4cm" presentation:class="outline">
          <draw:text-box>
            <text:p text:style-name="P2"><text:span text:style-name="T1">The type of the data come from net is </text:span><text:span text:style-name="T2">Blob</text:span><text:span text:style-name="T1">:</text:span><text:span text:style-name="T1"><text:line-break/></text:span><text:span text:style-name="T1">{</text:span><text:span text:style-name="T3">'</text:span><text:span text:style-name="T1">prob</text:span><text:span text:style-name="T3">'</text:span><text:span text:style-name="T4">:</text:span><text:span text:style-name="T1"> array([[ </text:span><text:span text:style-name="T5">0.</text:span><text:span text:style-name="T1">, <text:s/></text:span><text:span text:style-name="T5">0.</text:span><text:span text:style-name="T1">, <text:s/></text:span><text:span text:style-name="T5">0.</text:span><text:span text:style-name="T1">, <text:s/></text:span><text:span text:style-name="T5">0.</text:span><text:span text:style-name="T1">, <text:s/></text:span><text:span text:style-name="T5">0.</text:span><text:span text:style-name="T1">, <text:s/></text:span><text:span text:style-name="T5">1.</text:span><text:span text:style-name="T1">, <text:s/></text:span><text:span text:style-name="T5">0.</text:span><text:span text:style-name="T1">, <text:s/></text:span><text:span text:style-name="T5">0.</text:span><text:span text:style-name="T1">, <text:s/></text:span><text:span text:style-name="T5">0.</text:span><text:span text:style-name="T1">, <text:s/></text:span><text:span text:style-name="T5">0.</text:span><text:span text:style-name="T1">]], dtype</text:span><text:span text:style-name="T4">=</text:span><text:span text:style-name="T1">float32)} </text:span><text:span text:style-name="T1"><text:line-break/></text:span><text:span text:style-name="T1"><text:line-break/></text:span><text:span text:style-name="T1">We need to convert it to matrix that we can </text:span><text:span text:style-name="T2">use</text:span><text:span text:style-name="T1">:</text:span><text:span text:style-name="T1"><text:line-break/></text:span><text:span text:style-name="T1">[[ 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1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]] </text:span><text:span text:style-name="T1"><text:line-break/></text:span><text:span text:style-name="T1"><text:line-break/></text:span><text:span text:style-name="T1">This is second method that can extract any data from any </text:span><text:span text:style-name="T2">layer</text:span><text:span text:style-name="T1">:</text:span><text:span text:style-name="T1"><text:line-break/></text:span><text:span text:style-name="T1">[[ 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1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 <text:s/></text:span><text:span text:style-name="T5">0.</text:span><text:span text:style-name="T1">]] </text:span></text:p>
          </draw:text-box>
        </draw:frame>
        <presentation:notes draw:style-name="dp2">
          <draw:page-thumbnail draw:style-name="gr1" draw:layer="layout" svg:width="15.266cm" svg:height="10.476cm" svg:x="3.16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91f89e6d5c844ee9cdd8a63686174d8" draw:style-name="dp1" draw:master-page-name="alizarin">
        <draw:frame presentation:style-name="pr1" draw:layer="layout" svg:width="20cm" svg:height="3cm" svg:x="2cm" svg:y="0.5cm" presentation:class="title">
          <draw:text-box>
            <text:p>Caffe - Layer --補充</text:p>
          </draw:text-box>
        </draw:frame>
        <draw:frame presentation:style-name="pr2" draw:layer="layout" svg:width="22cm" svg:height="14.542cm" svg:x="1.778cm" svg:y="4.762cm" presentation:class="outline" presentation:user-transformed="true">
          <draw:text-box>
            <text:p text:style-name="P2"><text:span text:style-name="T1">layer {</text:span><text:span text:style-name="T1"><text:line-break/></text:span><text:span text:style-name="T1"> <text:s/></text:span><text:span text:style-name="T2">name</text:span><text:span text:style-name="T1">: "conv1"</text:span><text:span text:style-name="T1"><text:line-break/></text:span><text:span text:style-name="T1"> <text:s/></text:span><text:span text:style-name="T2">type</text:span><text:span text:style-name="T1">: "Convolution" </text:span><text:span text:style-name="T1"><text:line-break/></text:span><text:span text:style-name="T6">// type: Data, Convolution, Pooling, InnerProduct, ReLU, LRN, </text:span><text:span text:style-name="T1"><text:line-break/></text:span><text:span text:style-name="T6">//</text:span><text:span text:style-name="T1"> <text:s text:c="6"/></text:span><text:span text:style-name="T6">DropOut, SoftmaxWithLoss, Accuracy</text:span><text:span text:style-name="T1"><text:line-break/></text:span><text:span text:style-name="T6">// type = Data: data (lmdb, leveldb), MemoryData</text:span><text:span text:style-name="T1"><text:line-break/></text:span><text:span text:style-name="T6">//</text:span><text:span text:style-name="T1"> <text:s text:c="6"/></text:span><text:span text:style-name="T6">HDF5Data, ImagesData, WindowsData, DummyData</text:span><text:span text:style-name="T1"><text:line-break/></text:span><text:span text:style-name="T1"><text:line-break/></text:span><text:span text:style-name="T1"> <text:s/></text:span><text:span text:style-name="T2">bottom</text:span><text:span text:style-name="T1">: "data" </text:span><text:span text:style-name="T3">#</text:span><text:span text:style-name="T1"> </text:span><text:span text:style-name="T3">輸入層：數據層</text:span><text:span text:style-name="T1"><text:line-break/></text:span><text:span text:style-name="T1"> <text:s/></text:span><text:span text:style-name="T2">top</text:span><text:span text:style-name="T1">: "conv1" </text:span><text:span text:style-name="T3">#</text:span><text:span text:style-name="T1"> </text:span><text:span text:style-name="T3">輸出層：卷積層</text:span><text:span text:style-name="T7">1</text:span><text:span text:style-name="T1"><text:line-break/></text:span><text:span text:style-name="T1"><text:line-break/></text:span><text:span text:style-name="T1"> <text:s/></text:span><text:span text:style-name="T8"># </text:span><text:span text:style-name="T8">濾波器（</text:span><text:span text:style-name="T8">filters</text:span><text:span text:style-name="T8">）的學習速率因子和衰減因子</text:span><text:span text:style-name="T1"><text:line-break/></text:span><text:span text:style-name="T1"> <text:s/></text:span><text:span text:style-name="T1">param { </text:span><text:span text:style-name="T2">lr_mult</text:span><text:span text:style-name="T1">: </text:span><text:span text:style-name="T7">1</text:span><text:span text:style-name="T1"> </text:span><text:span text:style-name="T2">decay_mult</text:span><text:span text:style-name="T1">: </text:span><text:span text:style-name="T7">1</text:span><text:span text:style-name="T1"> }</text:span><text:span text:style-name="T1"><text:line-break/></text:span><text:span text:style-name="T1"><text:line-break/></text:span><text:span text:style-name="T1"> <text:s/></text:span><text:span text:style-name="T8"># </text:span><text:span text:style-name="T8">偏置項（</text:span><text:span text:style-name="T8">biases</text:span><text:span text:style-name="T8">）的學習速率因子和衰減因子</text:span><text:span text:style-name="T1"><text:line-break/></text:span><text:span text:style-name="T1"> <text:s/></text:span><text:span text:style-name="T1">param { </text:span><text:span text:style-name="T2">lr_mult</text:span><text:span text:style-name="T1">: </text:span><text:span text:style-name="T7">2</text:span><text:span text:style-name="T1"> </text:span><text:span text:style-name="T2">decay_mult</text:span><text:span text:style-name="T1">: </text:span><text:span text:style-name="T7">0</text:span><text:span text:style-name="T1"> }</text:span><text:span text:style-name="T1"><text:line-break/></text:span><text:span text:style-name="T1"><text:line-break/></text:span><text:span text:style-name="T1"> <text:s/>convolution_param {</text:span><text:span text:style-name="T1"><text:line-break/></text:span><text:span text:style-name="T1"> <text:s text:c="3"/></text:span><text:span text:style-name="T2">num_output</text:span><text:span text:style-name="T1">: </text:span><text:span text:style-name="T7">96</text:span><text:span text:style-name="T1"> </text:span><text:span text:style-name="T3">#</text:span><text:span text:style-name="T1"> </text:span><text:span text:style-name="T7">96</text:span><text:span text:style-name="T3">個濾波器（</text:span><text:span text:style-name="T1">filters</text:span><text:span text:style-name="T3">）</text:span><text:span text:style-name="T1"><text:line-break/></text:span><text:span text:style-name="T1"> <text:s text:c="3"/></text:span><text:span text:style-name="T2">kernel_size</text:span><text:span text:style-name="T1">: </text:span><text:span text:style-name="T7">11</text:span><text:span text:style-name="T1"> </text:span><text:span text:style-name="T3">#</text:span><text:span text:style-name="T1"> </text:span><text:span text:style-name="T3">每個濾波器（</text:span><text:span text:style-name="T1">filters</text:span><text:span text:style-name="T3">）大小為</text:span><text:span text:style-name="T7">11</text:span><text:span text:style-name="T4">*</text:span><text:span text:style-name="T7">11</text:span><text:span text:style-name="T1"><text:line-break/></text:span><text:span text:style-name="T1"> <text:s text:c="3"/></text:span><text:span text:style-name="T2">stride</text:span><text:span text:style-name="T1">: </text:span><text:span text:style-name="T7">4</text:span><text:span text:style-name="T1"> </text:span><text:span text:style-name="T3">#</text:span><text:span text:style-name="T1"> </text:span><text:span text:style-name="T3">每次濾波間隔為</text:span><text:span text:style-name="T7">4</text:span><text:span text:style-name="T3">個像素</text:span><text:span text:style-name="T1"><text:line-break/></text:span><text:span text:style-name="T1"> <text:s text:c="3"/></text:span><text:span text:style-name="T1">weight_filler {</text:span><text:span text:style-name="T1"><text:line-break/></text:span><text:span text:style-name="T1"> <text:s text:c="5"/></text:span><text:span text:style-name="T2">type</text:span><text:span text:style-name="T1">: "gaussian" </text:span><text:span text:style-name="T3">#</text:span><text:span text:style-name="T1"> </text:span><text:span text:style-name="T3">初始化高斯濾波器（</text:span><text:span text:style-name="T1">Gaussian</text:span><text:span text:style-name="T3">）</text:span><text:span text:style-name="T1"><text:line-break/></text:span><text:span text:style-name="T1"> <text:s text:c="5"/></text:span><text:span text:style-name="T2">std</text:span><text:span text:style-name="T1">: </text:span><text:span text:style-name="T5">0.01</text:span><text:span text:style-name="T1"> </text:span><text:span text:style-name="T3">#</text:span><text:span text:style-name="T1"> </text:span><text:span text:style-name="T3">標準差為</text:span><text:span text:style-name="T5">0.01</text:span><text:span text:style-name="T3">，</text:span><text:span text:style-name="T1"> </text:span><text:span text:style-name="T3">均值默認為</text:span><text:span text:style-name="T7">0</text:span><text:span text:style-name="T1"><text:line-break/></text:span><text:span text:style-name="T1"> <text:s text:c="3"/>}</text:span><text:span text:style-name="T1"><text:line-break/></text:span><text:span text:style-name="T1"> <text:s text:c="3"/>bias_filler {</text:span><text:span text:style-name="T1"><text:line-break/></text:span><text:span text:style-name="T1"> <text:s text:c="5"/></text:span><text:span text:style-name="T2">type</text:span><text:span text:style-name="T1">: "constant" </text:span><text:span text:style-name="T3">#</text:span><text:span text:style-name="T1"> </text:span><text:span text:style-name="T3">初始化偏置項（</text:span><text:span text:style-name="T1">bias</text:span><text:span text:style-name="T3">）為零</text:span><text:span text:style-name="T1"><text:line-break/></text:span><text:span text:style-name="T1"> <text:s text:c="5"/></text:span><text:span text:style-name="T2">value</text:span><text:span text:style-name="T1">: </text:span><text:span text:style-name="T7">0</text:span><text:span text:style-name="T1"><text:line-break/></text:span><text:span text:style-name="T1"> <text:s text:c="3"/>}</text:span><text:span text:style-name="T1"><text:line-break/></text:span><text:span text:style-name="T1"> <text:s/>}</text:span><text:span text:style-name="T1"><text:line-break/></text:span><text:span text:style-name="T6">//source code: src/layers/convolution_layer.cpp | cu</text:span><text:span text:style-name="T1"><text:line-break/></text:span><text:span text:style-name="T1">} </text:span></text:p>
          </draw:text-box>
        </draw:frame>
        <presentation:notes draw:style-name="dp2">
          <draw:page-thumbnail draw:style-name="gr1" draw:layer="layout" svg:width="15.266cm" svg:height="10.476cm" svg:x="3.16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420f46bc6cb849c7b6133b87a403927c" draw:style-name="dp1" draw:master-page-name="alizarin">
        <draw:frame presentation:style-name="pr1" draw:layer="layout" svg:width="20cm" svg:height="3cm" svg:x="2cm" svg:y="0.5cm" presentation:class="title">
          <draw:text-box>
            <text:p>Caffe - net</text:p>
          </draw:text-box>
        </draw:frame>
        <draw:frame presentation:style-name="pr2" draw:layer="layout" svg:width="22cm" svg:height="14.542cm" svg:x="2cm" svg:y="4cm" presentation:class="outline" presentation:user-transformed="true">
          <draw:text-box>
            <text:p text:style-name="P2"><text:span text:style-name="T1">...</text:span><text:span text:style-name="T1"><text:line-break/></text:span><text:span text:style-name="T1">layer {</text:span><text:span text:style-name="T1"><text:line-break/></text:span><text:span text:style-name="T1"> <text:s/></text:span><text:span text:style-name="T2">name</text:span><text:span text:style-name="T1">: "cifar"</text:span><text:span text:style-name="T1"><text:line-break/></text:span><text:span text:style-name="T1"> <text:s/></text:span><text:span text:style-name="T2">type</text:span><text:span text:style-name="T1">: "Data"</text:span><text:span text:style-name="T1"><text:line-break/></text:span><text:span text:style-name="T1"> <text:s/></text:span><text:span text:style-name="T2">top</text:span><text:span text:style-name="T1">: "data"</text:span><text:span text:style-name="T1"><text:line-break/></text:span><text:span text:style-name="T1"> <text:s/></text:span><text:span text:style-name="T2">top</text:span><text:span text:style-name="T1">: "label"</text:span><text:span text:style-name="T1"><text:line-break/></text:span><text:span text:style-name="T1"> <text:s/>transform_param {</text:span><text:span text:style-name="T1"><text:line-break/></text:span><text:span text:style-name="T1"> <text:s text:c="3"/></text:span><text:span text:style-name="T2">mean_file</text:span><text:span text:style-name="T1">: "examples/cifar10/mean.binaryproto"</text:span><text:span text:style-name="T1"><text:line-break/></text:span><text:span text:style-name="T1"> <text:s/>}</text:span><text:span text:style-name="T1"><text:line-break/></text:span><text:span text:style-name="T1"> <text:s/>data_param {</text:span><text:span text:style-name="T1"><text:line-break/></text:span><text:span text:style-name="T1"> <text:s text:c="3"/></text:span><text:span text:style-name="T2">source</text:span><text:span text:style-name="T1">: "examples/cifar10/cifar10_train_lmdb"</text:span><text:span text:style-name="T1"><text:line-break/></text:span><text:span text:style-name="T1"> <text:s text:c="3"/></text:span><text:span text:style-name="T2">batch_size</text:span><text:span text:style-name="T1">: </text:span><text:span text:style-name="T7">100</text:span><text:span text:style-name="T1"><text:line-break/></text:span><text:span text:style-name="T1"> <text:s text:c="3"/></text:span><text:span text:style-name="T2">backend</text:span><text:span text:style-name="T1">: LMDB</text:span><text:span text:style-name="T1"><text:line-break/></text:span><text:span text:style-name="T1"> <text:s/>}</text:span><text:span text:style-name="T1"><text:line-break/></text:span><text:span text:style-name="T1">}</text:span><text:span text:style-name="T1"><text:line-break/></text:span><text:span text:style-name="T1">layer {</text:span><text:span text:style-name="T1"><text:line-break/></text:span><text:span text:style-name="T1"> <text:s/></text:span><text:span text:style-name="T2">name</text:span><text:span text:style-name="T1">: "conv1"</text:span><text:span text:style-name="T1"><text:line-break/></text:span><text:span text:style-name="T1"> <text:s/></text:span><text:span text:style-name="T2">type</text:span><text:span text:style-name="T1">: "Convolution"</text:span><text:span text:style-name="T1"><text:line-break/></text:span><text:span text:style-name="T1"> <text:s/></text:span><text:span text:style-name="T2">bottom</text:span><text:span text:style-name="T1">: "data"</text:span><text:span text:style-name="T1"><text:line-break/></text:span><text:span text:style-name="T1"> <text:s/></text:span><text:span text:style-name="T2">top</text:span><text:span text:style-name="T1">: "conv1"</text:span><text:span text:style-name="T1"><text:line-break/></text:span><text:span text:style-name="T1"> <text:s/>...</text:span><text:span text:style-name="T1"><text:line-break/></text:span><text:span text:style-name="T1"> <text:s/>}</text:span><text:span text:style-name="T1"><text:line-break/></text:span><text:span text:style-name="T1">}</text:span><text:span text:style-name="T1"><text:line-break/></text:span><text:span text:style-name="T1">... </text:span></text:p>
          </draw:text-box>
        </draw:frame>
        <presentation:notes draw:style-name="dp2">
          <draw:page-thumbnail draw:style-name="gr1" draw:layer="layout" svg:width="15.266cm" svg:height="10.476cm" svg:x="3.16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024254c77964bd3a5ba0f1ea65473c2" draw:style-name="dp1" draw:master-page-name="alizarin">
        <draw:frame presentation:style-name="pr1" draw:layer="layout" svg:width="20cm" svg:height="3cm" svg:x="2cm" svg:y="0.5cm" presentation:class="title">
          <draw:text-box>
            <text:p>Caffe - solver</text:p>
          </draw:text-box>
        </draw:frame>
        <draw:frame presentation:style-name="pr2" draw:layer="layout" svg:width="22cm" svg:height="14.542cm" svg:x="2cm" svg:y="4cm" presentation:class="outline" presentation:user-transformed="true">
          <draw:text-box>
            <text:p text:style-name="P2"><text:span text:style-name="T8"># reduce the learning rate after 8 epochs (4000 iters) by a factor of 10</text:span><text:span text:style-name="T1"><text:line-break/></text:span><text:span text:style-name="T1"><text:line-break/></text:span><text:span text:style-name="T8"># The train/test net protocol buffer definition</text:span><text:span text:style-name="T1"><text:line-break/></text:span><text:span text:style-name="T2">net</text:span><text:span text:style-name="T1">: "examples/cifar10/cifar10_quick_train_test.prototxt"</text:span><text:span text:style-name="T1"><text:line-break/></text:span><text:span text:style-name="T8"># test_iter specifies how many forward passes the test should carry out.</text:span><text:span text:style-name="T1"><text:line-break/></text:span><text:span text:style-name="T8"># In the case of MNIST, we have test batch size 100 and 100 test iterations,</text:span><text:span text:style-name="T1"><text:line-break/></text:span><text:span text:style-name="T8"># covering the full 10,000 testing images.</text:span><text:span text:style-name="T1"><text:line-break/></text:span><text:span text:style-name="T2">test_iter</text:span><text:span text:style-name="T1">: </text:span><text:span text:style-name="T7">100</text:span><text:span text:style-name="T1"><text:line-break/></text:span><text:span text:style-name="T8"># Carry out testing every 500 training iterations.</text:span><text:span text:style-name="T1"><text:line-break/></text:span><text:span text:style-name="T2">test_interval</text:span><text:span text:style-name="T1">: </text:span><text:span text:style-name="T7">500</text:span><text:span text:style-name="T1"><text:line-break/></text:span><text:span text:style-name="T8"># The base learning rate, momentum and the weight decay of the network.</text:span><text:span text:style-name="T1"><text:line-break/></text:span><text:span text:style-name="T2">base_lr</text:span><text:span text:style-name="T1">: </text:span><text:span text:style-name="T5">0.001</text:span><text:span text:style-name="T1"><text:line-break/></text:span><text:span text:style-name="T2">momentum</text:span><text:span text:style-name="T1">: </text:span><text:span text:style-name="T5">0.9</text:span><text:span text:style-name="T1"><text:line-break/></text:span><text:span text:style-name="T2">weight_decay</text:span><text:span text:style-name="T1">: </text:span><text:span text:style-name="T5">0.004</text:span><text:span text:style-name="T1"><text:line-break/></text:span><text:span text:style-name="T8"># The learning rate policy</text:span><text:span text:style-name="T1"><text:line-break/></text:span><text:span text:style-name="T2">lr_policy</text:span><text:span text:style-name="T1">: "fixed"</text:span><text:span text:style-name="T1"><text:line-break/></text:span><text:span text:style-name="T8"># Display every 100 iterations</text:span><text:span text:style-name="T1"><text:line-break/></text:span><text:span text:style-name="T2">display</text:span><text:span text:style-name="T1">: </text:span><text:span text:style-name="T7">100</text:span><text:span text:style-name="T1"><text:line-break/></text:span><text:span text:style-name="T8"># The maximum number of iterations</text:span><text:span text:style-name="T1"><text:line-break/></text:span><text:span text:style-name="T2">max_iter</text:span><text:span text:style-name="T1">: </text:span><text:span text:style-name="T7">4000</text:span><text:span text:style-name="T1"><text:line-break/></text:span><text:span text:style-name="T8"># snapshot intermediate results</text:span><text:span text:style-name="T1"><text:line-break/></text:span><text:span text:style-name="T2">snapshot</text:span><text:span text:style-name="T1">: </text:span><text:span text:style-name="T7">4000</text:span><text:span text:style-name="T1"><text:line-break/></text:span><text:span text:style-name="T2">snapshot_prefix</text:span><text:span text:style-name="T1">: "examples/cifar10/cifar10_quick"</text:span><text:span text:style-name="T1"><text:line-break/></text:span><text:span text:style-name="T8"># solver mode: CPU or GPU</text:span><text:span text:style-name="T1"><text:line-break/></text:span><text:span text:style-name="T2">solver_mode</text:span><text:span text:style-name="T1">: GPU </text:span></text:p>
          </draw:text-box>
        </draw:frame>
        <presentation:notes draw:style-name="dp2">
          <draw:page-thumbnail draw:style-name="gr1" draw:layer="layout" svg:width="15.266cm" svg:height="10.476cm" svg:x="3.16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391fa4971664f038ff5d2c7013de2d4" draw:style-name="dp1" draw:master-page-name="alizarin">
        <draw:frame presentation:style-name="pr1" draw:layer="layout" svg:width="20cm" svg:height="3cm" svg:x="2cm" svg:y="0.5cm" presentation:class="title">
          <draw:text-box>
            <text:p>Caffe - train</text:p>
          </draw:text-box>
        </draw:frame>
        <draw:frame presentation:style-name="pr2" draw:layer="layout" svg:width="22cm" svg:height="14.542cm" svg:x="2cm" svg:y="4cm" presentation:class="outline" presentation:user-transformed="true">
          <draw:text-box>
            <text:p text:style-name="P2"><text:span text:style-name="T9">cd</text:span><text:span text:style-name="T1"> </text:span><text:span text:style-name="T10">$caffe_</text:span><text:span text:style-name="T1">path</text:span><text:span text:style-name="T1"><text:line-break/></text:span><text:span text:style-name="T1">./build/tools/caffe train --solver</text:span><text:span text:style-name="T4">=</text:span><text:span text:style-name="T1">./examples/cifar10/cifar10_quick_solver.prototxt</text:span><text:span text:style-name="T1"><text:line-break/></text:span><text:span text:style-name="T1"><text:line-break/></text:span><text:span text:style-name="T6">#resume training from the half-way point snapshot</text:span><text:span text:style-name="T1"><text:line-break/></text:span><text:span text:style-name="T1">caffe train -solver examples/mnist/lenet_solver.prototxt -snapshot examples/mnist/lenet_iter_5000.solverstate </text:span></text:p>
          </draw:text-box>
        </draw:frame>
        <presentation:notes draw:style-name="dp2">
          <draw:page-thumbnail draw:style-name="gr1" draw:layer="layout" svg:width="15.266cm" svg:height="10.476cm" svg:x="3.16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9bfaf83f2e4ab092a1607c1871d71d" draw:style-name="dp1" draw:master-page-name="alizarin">
        <draw:frame presentation:style-name="pr1" draw:layer="layout" svg:width="20cm" svg:height="3cm" svg:x="2cm" svg:y="0.5cm" presentation:class="title">
          <draw:text-box>
            <text:p>Caffe - time --補充</text:p>
          </draw:text-box>
        </draw:frame>
        <draw:frame presentation:style-name="pr2" draw:layer="layout" svg:width="22cm" svg:height="14.796cm" svg:x="2cm" svg:y="4cm" presentation:class="outline" presentation:user-transformed="true">
          <draw:text-box>
            <text:p text:style-name="P2"><text:span text:style-name="T11">caffe </text:span><text:span text:style-name="T12">time</text:span><text:span text:style-name="T11"> -model examples/mnist/lenet_train_test.prototxt -iterations 10</text:span><text:span text:style-name="T1"><text:line-break/></text:span><text:span text:style-name="T1"><text:line-break/></text:span><text:span text:style-name="T1">I1005 05:58:47.061524 <text:s/></text:span><text:span text:style-name="T5">1233</text:span><text:span text:style-name="T1"> caffe.cpp:374</text:span><text:span text:style-name="T4">]</text:span><text:span text:style-name="T1"> *** Benchmark begins ***</text:span><text:span text:style-name="T1"><text:line-break/></text:span><text:span text:style-name="T1">I1005 05:58:47.061544 <text:s/></text:span><text:span text:style-name="T5">1233</text:span><text:span text:style-name="T1"> caffe.cpp:375</text:span><text:span text:style-name="T4">]</text:span><text:span text:style-name="T1"> Testing </text:span><text:span text:style-name="T13">for</text:span><text:span text:style-name="T1"> </text:span><text:span text:style-name="T5">10</text:span><text:span text:style-name="T1"> iterations.</text:span><text:span text:style-name="T1"><text:line-break/></text:span><text:span text:style-name="T1">I1005 05:58:47.115362 <text:s/></text:span><text:span text:style-name="T5">1233</text:span><text:span text:style-name="T1"> caffe.cpp:403</text:span><text:span text:style-name="T4">]</text:span><text:span text:style-name="T1"> Iteration: </text:span><text:span text:style-name="T5">1</text:span><text:span text:style-name="T1"> forward-backward time: </text:span><text:span text:style-name="T5">53</text:span><text:span text:style-name="T1"> ms.</text:span><text:span text:style-name="T1"><text:line-break/></text:span><text:span text:style-name="T1">I1005 05:58:47.169019 <text:s/></text:span><text:span text:style-name="T5">1233</text:span><text:span text:style-name="T1"> caffe.cpp:403</text:span><text:span text:style-name="T4">]</text:span><text:span text:style-name="T1"> Iteration: </text:span><text:span text:style-name="T5">2</text:span><text:span text:style-name="T1"> forward-backward time: </text:span><text:span text:style-name="T5">53</text:span><text:span text:style-name="T1"> ms.</text:span><text:span text:style-name="T1"><text:line-break/></text:span><text:span text:style-name="T1">I1005 05:58:47.222576 <text:s/></text:span><text:span text:style-name="T5">1233</text:span><text:span text:style-name="T1"> caffe.cpp:403</text:span><text:span text:style-name="T4">]</text:span><text:span text:style-name="T1"> Iteration: </text:span><text:span text:style-name="T5">3</text:span><text:span text:style-name="T1"> forward-backward time: </text:span><text:span text:style-name="T5">53</text:span><text:span text:style-name="T1"> ms.</text:span><text:span text:style-name="T1"><text:line-break/></text:span><text:span text:style-name="T1">I1005 05:58:47.275920 <text:s/></text:span><text:span text:style-name="T5">1233</text:span><text:span text:style-name="T1"> caffe.cpp:403</text:span><text:span text:style-name="T4">]</text:span><text:span text:style-name="T1"> Iteration: </text:span><text:span text:style-name="T5">4</text:span><text:span text:style-name="T1"> forward-backward time: </text:span><text:span text:style-name="T5">53</text:span><text:span text:style-name="T1"> ms.</text:span><text:span text:style-name="T1"><text:line-break/></text:span><text:span text:style-name="T1">I1005 05:58:47.329260 <text:s/></text:span><text:span text:style-name="T5">1233</text:span><text:span text:style-name="T1"> caffe.cpp:403</text:span><text:span text:style-name="T4">]</text:span><text:span text:style-name="T1"> Iteration: </text:span><text:span text:style-name="T5">5</text:span><text:span text:style-name="T1"> forward-backward time: </text:span><text:span text:style-name="T5">53</text:span><text:span text:style-name="T1"> ms.</text:span><text:span text:style-name="T1"><text:line-break/></text:span><text:span text:style-name="T1">I1005 05:58:47.383637 <text:s/></text:span><text:span text:style-name="T5">1233</text:span><text:span text:style-name="T1"> caffe.cpp:403</text:span><text:span text:style-name="T4">]</text:span><text:span text:style-name="T1"> Iteration: </text:span><text:span text:style-name="T5">6</text:span><text:span text:style-name="T1"> forward-backward time: </text:span><text:span text:style-name="T5">54</text:span><text:span text:style-name="T1"> ms.</text:span><text:span text:style-name="T1"><text:line-break/></text:span><text:span text:style-name="T1">I1005 05:58:47.438005 <text:s/></text:span><text:span text:style-name="T5">1233</text:span><text:span text:style-name="T1"> caffe.cpp:403</text:span><text:span text:style-name="T4">]</text:span><text:span text:style-name="T1"> Iteration: </text:span><text:span text:style-name="T5">7</text:span><text:span text:style-name="T1"> forward-backward time: </text:span><text:span text:style-name="T5">54</text:span><text:span text:style-name="T1"> ms.</text:span><text:span text:style-name="T1"><text:line-break/></text:span><text:span text:style-name="T1">I1005 05:58:47.491442 <text:s/></text:span><text:span text:style-name="T5">1233</text:span><text:span text:style-name="T1"> caffe.cpp:403</text:span><text:span text:style-name="T4">]</text:span><text:span text:style-name="T1"> Iteration: </text:span><text:span text:style-name="T5">8</text:span><text:span text:style-name="T1"> forward-backward time: </text:span><text:span text:style-name="T5">53</text:span><text:span text:style-name="T1"> ms.</text:span><text:span text:style-name="T1"><text:line-break/></text:span><text:span text:style-name="T1">I1005 05:58:47.544661 <text:s/></text:span><text:span text:style-name="T5">1233</text:span><text:span text:style-name="T1"> caffe.cpp:403</text:span><text:span text:style-name="T4">]</text:span><text:span text:style-name="T1"> Iteration: </text:span><text:span text:style-name="T5">9</text:span><text:span text:style-name="T1"> forward-backward time: </text:span><text:span text:style-name="T5">53</text:span><text:span text:style-name="T1"> ms.</text:span><text:span text:style-name="T1"><text:line-break/></text:span><text:span text:style-name="T1">I1005 05:58:47.598136 <text:s/></text:span><text:span text:style-name="T5">1233</text:span><text:span text:style-name="T1"> caffe.cpp:403</text:span><text:span text:style-name="T4">]</text:span><text:span text:style-name="T1"> Iteration: </text:span><text:span text:style-name="T5">10</text:span><text:span text:style-name="T1"> forward-backward time: </text:span><text:span text:style-name="T5">53</text:span><text:span text:style-name="T1"> ms.</text:span><text:span text:style-name="T1"><text:line-break/></text:span><text:span text:style-name="T1">I1005 05:58:47.598157 <text:s/></text:span><text:span text:style-name="T5">1233</text:span><text:span text:style-name="T1"> caffe.cpp:406</text:span><text:span text:style-name="T4">]</text:span><text:span text:style-name="T1"> Average </text:span><text:span text:style-name="T9">time</text:span><text:span text:style-name="T1"> per layer: </text:span><text:span text:style-name="T1"><text:line-break/></text:span><text:span text:style-name="T1">I1005 05:58:47.598170 <text:s/></text:span><text:span text:style-name="T5">1233</text:span><text:span text:style-name="T1"> caffe.cpp:409</text:span><text:span text:style-name="T4">]</text:span><text:span text:style-name="T1"> <text:s text:c="5"/>mnist <text:s text:c="3"/>forward: 0.0107 ms.</text:span><text:span text:style-name="T1"><text:line-break/></text:span><text:span text:style-name="T1">I1005 05:58:47.598176 <text:s/></text:span><text:span text:style-name="T5">1233</text:span><text:span text:style-name="T1"> caffe.cpp:412</text:span><text:span text:style-name="T4">]</text:span><text:span text:style-name="T1"> <text:s text:c="5"/>mnist <text:s text:c="3"/>backward: 0.0006 ms.</text:span><text:span text:style-name="T1"><text:line-break/></text:span><text:span text:style-name="T1">I1005 05:58:47.598179 <text:s/></text:span><text:span text:style-name="T5">1233</text:span><text:span text:style-name="T1"> caffe.cpp:409</text:span><text:span text:style-name="T4">]</text:span><text:span text:style-name="T1"> <text:s text:c="5"/>conv1 <text:s text:c="3"/>forward: 5.9642 ms.</text:span><text:span text:style-name="T1"><text:line-break/></text:span><text:span text:style-name="T1">I1005 05:58:47.598182 <text:s/></text:span><text:span text:style-name="T5">1233</text:span><text:span text:style-name="T1"> caffe.cpp:412</text:span><text:span text:style-name="T4">]</text:span><text:span text:style-name="T1"> <text:s text:c="5"/>conv1 <text:s text:c="3"/>backward: 5.9309 ms.</text:span><text:span text:style-name="T1"><text:line-break/></text:span><text:span text:style-name="T1">I1005 05:58:47.598186 <text:s/></text:span><text:span text:style-name="T5">1233</text:span><text:span text:style-name="T1"> caffe.cpp:409</text:span><text:span text:style-name="T4">]</text:span><text:span text:style-name="T1"> <text:s text:c="5"/>pool1 <text:s text:c="3"/>forward: 2.7406 ms.</text:span><text:span text:style-name="T1"><text:line-break/></text:span><text:span text:style-name="T1">I1005 05:58:47.598188 <text:s/></text:span><text:span text:style-name="T5">1233</text:span><text:span text:style-name="T1"> caffe.cpp:412</text:span><text:span text:style-name="T4">]</text:span><text:span text:style-name="T1"> <text:s text:c="5"/>pool1 <text:s text:c="3"/>backward: 0.5376 ms.</text:span><text:span text:style-name="T1"><text:line-break/></text:span><text:span text:style-name="T1">I1005 05:58:47.598191 <text:s/></text:span><text:span text:style-name="T5">1233</text:span><text:span text:style-name="T1"> caffe.cpp:409</text:span><text:span text:style-name="T4">]</text:span><text:span text:style-name="T1"> <text:s text:c="5"/>conv2 <text:s text:c="3"/>forward: 10.0786 ms.</text:span><text:span text:style-name="T1"><text:line-break/></text:span><text:span text:style-name="T1">I1005 05:58:47.598196 <text:s/></text:span><text:span text:style-name="T5">1233</text:span><text:span text:style-name="T1"> caffe.cpp:412</text:span><text:span text:style-name="T4">]</text:span><text:span text:style-name="T1"> <text:s text:c="5"/>conv2 <text:s text:c="3"/>backward: 19.9588 ms.</text:span><text:span text:style-name="T1"><text:line-break/></text:span><text:span text:style-name="T1">I1005 05:58:47.598208 <text:s/></text:span><text:span text:style-name="T5">1233</text:span><text:span text:style-name="T1"> caffe.cpp:409</text:span><text:span text:style-name="T4">]</text:span><text:span text:style-name="T1"> <text:s text:c="5"/>pool2 <text:s text:c="3"/>forward: 1.6229 ms.</text:span><text:span text:style-name="T1"><text:line-break/></text:span><text:span text:style-name="T1">I1005 05:58:47.598212 <text:s/></text:span><text:span text:style-name="T5">1233</text:span><text:span text:style-name="T1"> caffe.cpp:412</text:span><text:span text:style-name="T4">]</text:span><text:span text:style-name="T1"> <text:s text:c="5"/>pool2 <text:s text:c="3"/>backward: 0.686 ms.</text:span><text:span text:style-name="T1"><text:line-break/></text:span><text:span text:style-name="T1">I1005 05:58:47.598214 <text:s/></text:span><text:span text:style-name="T5">1233</text:span><text:span text:style-name="T1"> caffe.cpp:409</text:span><text:span text:style-name="T4">]</text:span><text:span text:style-name="T1"> <text:s text:c="7"/>ip1 <text:s text:c="3"/>forward: 1.9727 ms.</text:span><text:span text:style-name="T1"><text:line-break/></text:span><text:span text:style-name="T1">I1005 05:58:47.598217 <text:s/></text:span><text:span text:style-name="T5">1233</text:span><text:span text:style-name="T1"> caffe.cpp:412</text:span><text:span text:style-name="T4">]</text:span><text:span text:style-name="T1"> <text:s text:c="7"/>ip1 <text:s text:c="3"/>backward: 3.7615 ms.</text:span><text:span text:style-name="T1"><text:line-break/></text:span><text:span text:style-name="T1">I1005 05:58:47.598220 <text:s/></text:span><text:span text:style-name="T5">1233</text:span><text:span text:style-name="T1"> caffe.cpp:409</text:span><text:span text:style-name="T4">]</text:span><text:span text:style-name="T1"> <text:s text:c="5"/>relu1 <text:s text:c="3"/>forward: 0.0241 ms.</text:span><text:span text:style-name="T1"><text:line-break/></text:span><text:span text:style-name="T1">I1005 05:58:47.598224 <text:s/></text:span><text:span text:style-name="T5">1233</text:span><text:span text:style-name="T1"> caffe.cpp:412</text:span><text:span text:style-name="T4">]</text:span><text:span text:style-name="T1"> <text:s text:c="5"/>relu1 <text:s text:c="3"/>backward: 0.0282 ms.</text:span><text:span text:style-name="T1"><text:line-break/></text:span><text:span text:style-name="T1">I1005 05:58:47.598227 <text:s/></text:span><text:span text:style-name="T5">1233</text:span><text:span text:style-name="T1"> caffe.cpp:409</text:span><text:span text:style-name="T4">]</text:span><text:span text:style-name="T1"> <text:s text:c="7"/>ip2 <text:s text:c="3"/>forward: 0.1135 ms.</text:span><text:span text:style-name="T1"><text:line-break/></text:span><text:span text:style-name="T1">I1005 05:58:47.598230 <text:s/></text:span><text:span text:style-name="T5">1233</text:span><text:span text:style-name="T1"> caffe.cpp:412</text:span><text:span text:style-name="T4">]</text:span><text:span text:style-name="T1"> <text:s text:c="7"/>ip2 <text:s text:c="3"/>backward: 0.1435 ms.</text:span><text:span text:style-name="T1"><text:line-break/></text:span><text:span text:style-name="T1">I1005 05:58:47.598239 <text:s/></text:span><text:span text:style-name="T5">1233</text:span><text:span text:style-name="T1"> caffe.cpp:409</text:span><text:span text:style-name="T4">]</text:span><text:span text:style-name="T1"> <text:s text:c="6"/>loss <text:s text:c="3"/>forward: 0.0371 ms.</text:span><text:span text:style-name="T1"><text:line-break/></text:span><text:span text:style-name="T1">I1005 05:58:47.598243 <text:s/></text:span><text:span text:style-name="T5">1233</text:span><text:span text:style-name="T1"> caffe.cpp:412</text:span><text:span text:style-name="T4">]</text:span><text:span text:style-name="T1"> <text:s text:c="6"/>loss <text:s text:c="3"/>backward: 0.0018 ms.</text:span><text:span text:style-name="T1"><text:line-break/></text:span><text:span text:style-name="T1">I1005 05:58:47.598250 <text:s/></text:span><text:span text:style-name="T5">1233</text:span><text:span text:style-name="T1"> caffe.cpp:417</text:span><text:span text:style-name="T4">]</text:span><text:span text:style-name="T1"> Average Forward pass: 22.5693 ms.</text:span><text:span text:style-name="T1"><text:line-break/></text:span><text:span text:style-name="T1">I1005 05:58:47.598254 <text:s/></text:span><text:span text:style-name="T5">1233</text:span><text:span text:style-name="T1"> caffe.cpp:419</text:span><text:span text:style-name="T4">]</text:span><text:span text:style-name="T1"> Average Backward pass: 31.0536 ms.</text:span><text:span text:style-name="T1"><text:line-break/></text:span><text:span text:style-name="T1">I1005 05:58:47.598258 <text:s/></text:span><text:span text:style-name="T5">1233</text:span><text:span text:style-name="T1"> caffe.cpp:421</text:span><text:span text:style-name="T4">]</text:span><text:span text:style-name="T1"> Average Forward-Backward: 53.6 ms.</text:span><text:span text:style-name="T1"><text:line-break/></text:span><text:span text:style-name="T1">I1005 05:58:47.598263 <text:s/></text:span><text:span text:style-name="T5">1233</text:span><text:span text:style-name="T1"> caffe.cpp:423</text:span><text:span text:style-name="T4">]</text:span><text:span text:style-name="T1"> Total Time: </text:span><text:span text:style-name="T5">536</text:span><text:span text:style-name="T1"> ms.</text:span><text:span text:style-name="T1"><text:line-break/></text:span><text:span text:style-name="T1">I1005 05:58:47.598264 <text:s/></text:span><text:span text:style-name="T5">1233</text:span><text:span text:style-name="T1"> caffe.cpp:424</text:span><text:span text:style-name="T4">]</text:span><text:span text:style-name="T1"> *** Benchmark ends *** </text:span></text:p>
          </draw:text-box>
        </draw:frame>
        <presentation:notes draw:style-name="dp2">
          <draw:page-thumbnail draw:style-name="gr1" draw:layer="layout" svg:width="15.266cm" svg:height="10.476cm" svg:x="3.16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04efeaa3559544fc8a00dd1a814b2775" draw:style-name="dp1" draw:master-page-name="alizarin">
        <draw:frame presentation:style-name="pr1" draw:layer="layout" svg:width="20cm" svg:height="3cm" svg:x="2cm" svg:y="0.5cm" presentation:class="title">
          <draw:text-box>
            <text:p>Caffe - Python - API</text:p>
          </draw:text-box>
        </draw:frame>
        <draw:frame presentation:style-name="pr2" draw:layer="layout" svg:width="22cm" svg:height="15.05cm" svg:x="2cm" svg:y="4cm" presentation:class="outline" presentation:user-transformed="true">
          <draw:text-box>
            <text:p text:style-name="P2"><text:span text:style-name="T6"># Import required Python libraries </text:span><text:span text:style-name="T1"><text:line-break/></text:span><text:span text:style-name="T4">%</text:span><text:span text:style-name="T1">matplotlib inline </text:span><text:span text:style-name="T1"><text:line-break/></text:span><text:span text:style-name="T13">import</text:span><text:span text:style-name="T1"> </text:span><text:span text:style-name="T14">os</text:span><text:span text:style-name="T1"> </text:span><text:span text:style-name="T1"><text:line-break/></text:span><text:span text:style-name="T13">import</text:span><text:span text:style-name="T1"> </text:span><text:span text:style-name="T14">numpy</text:span><text:span text:style-name="T1"> </text:span><text:span text:style-name="T13">as</text:span><text:span text:style-name="T1"> </text:span><text:span text:style-name="T14">np</text:span><text:span text:style-name="T1"> </text:span><text:span text:style-name="T1"><text:line-break/></text:span><text:span text:style-name="T13">import</text:span><text:span text:style-name="T1"> </text:span><text:span text:style-name="T14">matplotlib.pyplot</text:span><text:span text:style-name="T1"> </text:span><text:span text:style-name="T13">as</text:span><text:span text:style-name="T1"> </text:span><text:span text:style-name="T14">plt</text:span><text:span text:style-name="T1"> </text:span><text:span text:style-name="T1"><text:line-break/></text:span><text:span text:style-name="T13">import</text:span><text:span text:style-name="T1"> </text:span><text:span text:style-name="T14">caffe</text:span><text:span text:style-name="T1"> </text:span><text:span text:style-name="T1"><text:line-break/></text:span><text:span text:style-name="T13">import</text:span><text:span text:style-name="T1"> </text:span><text:span text:style-name="T14">random</text:span><text:span text:style-name="T1"> </text:span><text:span text:style-name="T1"><text:line-break/></text:span><text:span text:style-name="T1"><text:line-break/></text:span><text:span text:style-name="T6"># Choose network definition file and pretrained network binary </text:span><text:span text:style-name="T1"><text:line-break/></text:span><text:span text:style-name="T1">MODEL_FILE </text:span><text:span text:style-name="T4">=</text:span><text:span text:style-name="T1"> '/home/ubuntu/caffe/examples/cifar10/cifar10_quick.prototxt' </text:span><text:span text:style-name="T1"><text:line-break/></text:span><text:span text:style-name="T1">PRETRAINED </text:span><text:span text:style-name="T4">=</text:span><text:span text:style-name="T1"> '/home/ubuntu/caffe/examples/cifar10/cifar10_quick_iter_4000.caffemodel' </text:span><text:span text:style-name="T1"><text:line-break/></text:span><text:span text:style-name="T1"><text:line-break/></text:span><text:span text:style-name="T6"># Load a random image </text:span><text:span text:style-name="T1"><text:line-break/></text:span><text:span text:style-name="T1">x </text:span><text:span text:style-name="T4">=</text:span><text:span text:style-name="T1"> caffe</text:span><text:span text:style-name="T4">.</text:span><text:span text:style-name="T1">io</text:span><text:span text:style-name="T4">.</text:span><text:span text:style-name="T1">load_image('/home/ubuntu/caffe/examples/images/' </text:span><text:span text:style-name="T4">+</text:span><text:span text:style-name="T1"> </text:span><text:span text:style-name="T9">str</text:span><text:span text:style-name="T1">(random</text:span><text:span text:style-name="T4">.</text:span><text:span text:style-name="T1">randint(</text:span><text:span text:style-name="T7">1</text:span><text:span text:style-name="T1">,</text:span><text:span text:style-name="T7">18</text:span><text:span text:style-name="T1">)) </text:span><text:span text:style-name="T4">+</text:span><text:span text:style-name="T1"> '.png') </text:span><text:span text:style-name="T1"><text:line-break/></text:span><text:span text:style-name="T1"><text:line-break/></text:span><text:span text:style-name="T6"># Display the chosen image </text:span><text:span text:style-name="T1"><text:line-break/></text:span><text:span text:style-name="T1">plt</text:span><text:span text:style-name="T4">.</text:span><text:span text:style-name="T1">imshow(x) </text:span><text:span text:style-name="T1"><text:line-break/></text:span><text:span text:style-name="T1">plt</text:span><text:span text:style-name="T4">.</text:span><text:span text:style-name="T1">axis('off') </text:span><text:span text:style-name="T1"><text:line-break/></text:span><text:span text:style-name="T1">plt</text:span><text:span text:style-name="T4">.</text:span><text:span text:style-name="T1">show() </text:span><text:span text:style-name="T1"><text:line-break/></text:span><text:span text:style-name="T1"><text:line-break/></text:span><text:span text:style-name="T6"># Load the pretrained model and select to use the GPU for computation </text:span><text:span text:style-name="T1"><text:line-break/></text:span><text:span text:style-name="T1">caffe</text:span><text:span text:style-name="T4">.</text:span><text:span text:style-name="T1">set_mode_gpu() </text:span><text:span text:style-name="T1"><text:line-break/></text:span><text:span text:style-name="T1">net </text:span><text:span text:style-name="T4">=</text:span><text:span text:style-name="T1"> caffe</text:span><text:span text:style-name="T4">.</text:span><text:span text:style-name="T1">Classifier(MODEL_FILE, PRETRAINED, </text:span><text:span text:style-name="T1"><text:line-break/></text:span><text:span text:style-name="T1"> <text:s text:c="22"/>mean</text:span><text:span text:style-name="T4">=</text:span><text:span text:style-name="T1">np</text:span><text:span text:style-name="T4">.</text:span><text:span text:style-name="T1">load('/home/ubuntu/caffe/caffe/examples/cifar10/cifar10_mean.npy')</text:span><text:span text:style-name="T4">.</text:span><text:span text:style-name="T1">mean(</text:span><text:span text:style-name="T7">1</text:span><text:span text:style-name="T1">)</text:span><text:span text:style-name="T4">.</text:span><text:span text:style-name="T1">mean(</text:span><text:span text:style-name="T7">1</text:span><text:span text:style-name="T1">), </text:span><text:span text:style-name="T1"><text:line-break/></text:span><text:span text:style-name="T1"> <text:s text:c="22"/>raw_scale</text:span><text:span text:style-name="T4">=</text:span><text:span text:style-name="T7">255</text:span><text:span text:style-name="T1">, </text:span><text:span text:style-name="T1"><text:line-break/></text:span><text:span text:style-name="T1"> <text:s text:c="22"/>image_dims</text:span><text:span text:style-name="T4">=</text:span><text:span text:style-name="T1">(</text:span><text:span text:style-name="T7">32</text:span><text:span text:style-name="T1">, </text:span><text:span text:style-name="T7">32</text:span><text:span text:style-name="T1">)) </text:span><text:span text:style-name="T1"><text:line-break/></text:span><text:span text:style-name="T1"><text:line-break/></text:span><text:span text:style-name="T6"># Run the image through the pretrained network </text:span><text:span text:style-name="T1"><text:line-break/></text:span><text:span text:style-name="T1">prediction </text:span><text:span text:style-name="T4">=</text:span><text:span text:style-name="T1"> net</text:span><text:span text:style-name="T4">.</text:span><text:span text:style-name="T1">predict([x]) </text:span><text:span text:style-name="T1"><text:line-break/></text:span><text:span text:style-name="T1"><text:line-break/></text:span><text:span text:style-name="T6"># List of class labels </text:span><text:span text:style-name="T1"><text:line-break/></text:span><text:span text:style-name="T1">classes </text:span><text:span text:style-name="T4">=</text:span><text:span text:style-name="T1"> ['airplane', 'automobile', 'bird', 'cat', 'deer', 'dog', 'frog', 'horse', 'ship', 'truck'] </text:span><text:span text:style-name="T1"><text:line-break/></text:span><text:span text:style-name="T1"><text:line-break/></text:span><text:span text:style-name="T6"># Display the predicted probability for each class </text:span><text:span text:style-name="T1"><text:line-break/></text:span><text:span text:style-name="T1">plt</text:span><text:span text:style-name="T4">.</text:span><text:span text:style-name="T1">plot(prediction[</text:span><text:span text:style-name="T7">0</text:span><text:span text:style-name="T1">]) </text:span><text:span text:style-name="T1"><text:line-break/></text:span><text:span text:style-name="T1">plt</text:span><text:span text:style-name="T4">.</text:span><text:span text:style-name="T1">xticks(</text:span><text:span text:style-name="T9">range</text:span><text:span text:style-name="T1">(</text:span><text:span text:style-name="T7">0</text:span><text:span text:style-name="T1">,</text:span><text:span text:style-name="T7">10</text:span><text:span text:style-name="T1">), classes, rotation</text:span><text:span text:style-name="T4">=</text:span><text:span text:style-name="T7">45</text:span><text:span text:style-name="T1">) </text:span><text:span text:style-name="T1"><text:line-break/></text:span><text:span text:style-name="T6"># Display the most probable class </text:span><text:span text:style-name="T1"><text:line-break/></text:span><text:span text:style-name="T13">print</text:span><text:span text:style-name="T1"> classes[prediction[</text:span><text:span text:style-name="T7">0</text:span><text:span text:style-name="T1">]</text:span><text:span text:style-name="T4">.</text:span><text:span text:style-name="T1">argmax()] </text:span></text:p>
          </draw:text-box>
        </draw:frame>
        <presentation:notes draw:style-name="dp2">
          <draw:page-thumbnail draw:style-name="gr1" draw:layer="layout" svg:width="15.266cm" svg:height="10.476cm" svg:x="3.16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d078e06b3f4e8d9f502856dd24a0c9" draw:style-name="dp1" draw:master-page-name="alizarin">
        <draw:frame presentation:style-name="pr1" draw:layer="layout" svg:width="20cm" svg:height="3cm" svg:x="2cm" svg:y="0.5cm" presentation:class="title">
          <draw:text-box>
            <text:p>Theano</text:p>
          </draw:text-box>
        </draw:frame>
        <draw:frame presentation:style-name="pr2" draw:layer="layout" svg:width="22cm" svg:height="12cm" svg:x="2cm" svg:y="4cm" presentation:class="outline">
          <draw:text-box>
            <text:list text:style-name="L3">
              <text:list-item>
                <text:p>MNIST</text:p>
              </text:list-item>
              <text:list-item>
                <text:p>28X28 black and white images</text:p>
              </text:list-item>
              <text:list-item>
                <text:p>handwritten digits</text:p>
              </text:list-item>
              <text:list-item>
                <text:p><text:a xlink:href="http://yann.lecun.com/exdb/mnist/" xlink:type="simple">http://yann.lecun.com/exdb/mnist/</text:a>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1539fbc077e4900a370d02d43c5f894" draw:style-name="dp1" draw:master-page-name="alizarin">
        <draw:frame presentation:style-name="pr1" draw:layer="layout" svg:width="20cm" svg:height="3cm" svg:x="2cm" svg:y="0.5cm" presentation:class="title">
          <draw:text-box>
            <text:p>Theano - Python -補充</text:p>
          </draw:text-box>
        </draw:frame>
        <draw:frame presentation:style-name="pr2" draw:layer="layout" svg:width="22cm" svg:height="14.542cm" svg:x="2cm" svg:y="4cm" presentation:class="outline" presentation:user-transformed="true">
          <draw:text-box>
            <text:list text:style-name="L3">
              <text:list-item>
                <text:p><text:a xlink:href="http://deeplearning.net/tutorial/lenet.html#lenet" xlink:type="simple">http://deeplearning.net/tutorial/lenet.html#lenet</text:a></text:p>
              </text:list-item>
              <text:list-item>
                <text:p><text:a xlink:href="https://github.com/lisa-lab/DeepLearningTutorials/blob/master/code/convolutional_mlp.py" xlink:type="simple">https://github.com/lisa-lab/DeepLearningTutorials/blob/master/code/convolutional_mlp.py</text:a></text:p>
              </text:list-item>
              <text:list-item>
                <text:p>nvidia-docker</text:p>
              </text:list-item>
              <text:list-item>
                <text:p>nvidia-docker run -it nakosung/dockerfiles-1</text:p>
              </text:list-item>
              <text:list-item>
                <text:p>nvidia-docker run -it nvidia/cuda /bin/bash</text:p>
              </text:list-item>
            </text:list>
            <text:list text:style-name="L2">
              <text:list-header>
                <text:p text:style-name="P2"><text:span text:style-name="T1">wget https://repo.continuum.io/archive/Anaconda2-5.0.0.1-Linux-x86_64.sh</text:span><text:span text:style-name="T1"><text:line-break/></text:span><text:span text:style-name="T1">bash Anaconda2-5.0.0.1-Linux-x86_64.sh</text:span><text:span text:style-name="T1"><text:line-break/></text:span><text:span text:style-name="T1">conda install theano</text:span><text:span text:style-name="T1"><text:line-break/></text:span><text:span text:style-name="T1">git clone https://github.com/lisa-lab/DeepLearningTutorials.git</text:span><text:span text:style-name="T1"><text:line-break/></text:span><text:span text:style-name="T1">./DeepLearningTutorials/data/download.sh</text:span><text:span text:style-name="T1"><text:line-break/></text:span><text:span text:style-name="T1">cp DeepLearningTutorials/data/mnist-* DeepLearningTutorials/code/</text:span><text:span text:style-name="T1"><text:line-break/></text:span><text:span text:style-name="T9">cd</text:span><text:span text:style-name="T1"> DeepLearningTutorials/code/</text:span><text:span text:style-name="T1"><text:line-break/></text:span><text:span text:style-name="T1">python mlp.py </text:span><text:span text:style-name="T1"><text:line-break/></text:span><text:span text:style-name="T1">Using gpu device 0: GeForce GTX </text:span><text:span text:style-name="T5">1060</text:span><text:span text:style-name="T1"> 6GB </text:span><text:span text:style-name="T4">(</text:span><text:span text:style-name="T1">CNMeM is enabled with initial size: 10.0% of memory, CuDNN 5105</text:span><text:span text:style-name="T4">)</text:span><text:span text:style-name="T1"><text:line-break/></text:span><text:span text:style-name="T1">/usr/local/lib/python2.7/dist-packages/theano/sandbox/cuda/__init__.py:600: UserWarning: Your CuDNN version is more recent </text:span><text:span text:style-name="T13">then</text:span><text:span text:style-name="T1"> Theano. If you see problems, try updating Theano or downgrading CuDNN to version 4.</text:span><text:span text:style-name="T1"><text:line-break/></text:span><text:span text:style-name="T1">warnings.warn</text:span><text:span text:style-name="T4">(</text:span><text:span text:style-name="T1">warn</text:span><text:span text:style-name="T4">)</text:span><text:span text:style-name="T1"><text:line-break/></text:span><text:span text:style-name="T1">... loading data</text:span><text:span text:style-name="T1"><text:line-break/></text:span><text:span text:style-name="T1">... building the model</text:span><text:span text:style-name="T1"><text:line-break/></text:span><text:span text:style-name="T1">... training</text:span><text:span text:style-name="T1"><text:line-break/></text:span><text:span text:style-name="T1">epoch 1, minibatch 2500/2500, validation error 9.620000 %</text:span><text:span text:style-name="T1"><text:line-break/></text:span><text:span text:style-name="T1"> <text:s text:c="2"/>epoch 1, minibatch 2500/2500, </text:span><text:span text:style-name="T9">test</text:span><text:span text:style-name="T1"> error of best model 10.090000 %</text:span><text:span text:style-name="T1"><text:line-break/></text:span><text:span text:style-name="T1">epoch 2, minibatch 2500/2500, validation error 8.610000 %</text:span><text:span text:style-name="T1"><text:line-break/></text:span><text:span text:style-name="T1"> <text:s text:c="2"/>epoch 2, minibatch 2500/2500, </text:span><text:span text:style-name="T9">test</text:span><text:span text:style-name="T1"> error of best model 8.740000 %</text:span><text:span text:style-name="T1"><text:line-break/></text:span><text:span text:style-name="T1">epoch 3, minibatch 2500/2500, validation error 8.000000 %</text:span><text:span text:style-name="T1"><text:line-break/></text:span><text:span text:style-name="T1"> <text:s text:c="2"/>epoch 3, minibatch 2500/2500, </text:span><text:span text:style-name="T9">test</text:span><text:span text:style-name="T1"> error of best model 8.160000 % 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6cm" svg:x="3.16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970a0d68b3b4988a604395a1bfce76c" draw:style-name="dp1" draw:master-page-name="alizarin">
        <draw:frame presentation:style-name="pr1" draw:layer="layout" svg:width="20cm" svg:height="3cm" svg:x="2cm" svg:y="0.5cm" presentation:class="title">
          <draw:text-box>
            <text:p>Torch</text:p>
          </draw:text-box>
        </draw:frame>
        <draw:frame presentation:style-name="pr2" draw:layer="layout" svg:width="22cm" svg:height="12cm" svg:x="2cm" svg:y="4cm" presentation:class="outline" presentation:user-transformed="true">
          <draw:text-box>
            <text:list text:style-name="L3">
              <text:list-item>
                <text:p>char-rnn 程式與實作 <text:span text:style-name="T15"><text:a xlink:href="https://github.com/karpathy/char-rnn" xlink:type="simple">https://github.com/karpathy/char-rnn</text:a></text:span> </text:p>
              </text:list-item>
              <text:list-item>
                <text:p>資料集 <text:span text:style-name="T15"><text:a xlink:href="http://cs.stanford.edu/people/karpathy/char-rnn/" xlink:type="simple">http://cs.stanford.edu/people/karpathy/char-rnn/</text:a></text:span></text:p>
              </text:list-item>
              <text:list-item>
                <text:p>研究分析 <text:a xlink:href="http://karpathy.github.io/2015/05/21/rnn-effectiveness/" xlink:type="simple">http://karpathy.github.io/2015/05/21/rnn-effectiveness/</text:a>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bfcdfcec57c41d4bd23801332ad70ba" draw:style-name="dp1" draw:master-page-name="alizarin">
        <draw:frame presentation:style-name="pr1" draw:layer="layout" svg:width="20cm" svg:height="3cm" svg:x="2cm" svg:y="0.5cm" presentation:class="title">
          <draw:text-box>
            <text:p>Torch 實作</text:p>
          </draw:text-box>
        </draw:frame>
        <draw:frame presentation:style-name="pr2" draw:layer="layout" svg:width="22cm" svg:height="12cm" svg:x="2cm" svg:y="4cm" presentation:class="outline" presentation:user-transformed="true">
          <draw:text-box>
            <text:list text:style-name="L3">
              <text:list-item>
                <text:p>nvidia-docker</text:p>
              </text:list-item>
              <text:list-item>
                <text:p>nvidia-docker run -it kaixhin/cuda-torch:8.0</text:p>
              </text:list-item>
            </text:list>
            <text:list text:style-name="L2">
              <text:list-item>
                <text:p text:style-name="P3">cd </text:p>
              </text:list-item>
              <text:list-item>
                <text:p text:style-name="P3">git clone <text:a xlink:href="https://github.com/karpathy/char-rnn.git" xlink:type="simple">https://github.com/karpathy/char-rnn.git</text:a></text:p>
              </text:list-item>
              <text:list-item>
                <text:p text:style-name="P3">th train.lua</text:p>
              </text:list-item>
              <text:list-item>
                <text:p text:style-name="P3">th sample.lua cv/lm_lstm_epoch9.46_1.4349.t7</text:p>
              </text:list-item>
              <text:list-item>
                <text:p text:style-name="P3">th convert_gpu_cpu_checkpoint.lua cv/lm_lstm_epoch30.00_1.3950.t7</text:p>
              </text:list-item>
            </text:list>
            <text:list text:style-name="L3">
              <text:list-item>
                <text:p>PyTorch <text:a xlink:href="https://github.com/nearai/pytorch-tools" xlink:type="simple">https://github.com/nearai/pytorch-tools</text:a></text:p>
              </text:list-item>
              <text:list-item>
                <text:p>torch lenet <text:a xlink:href="https://github.com/NVIDIA/DIGITS/blob/master/digits/standard-networks/torch/lenet.lua" xlink:type="simple">https://github.com/NVIDIA/DIGITS/blob/master/digits/standard-networks/torch/lenet.lua</text:a>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Nimbus Mono L" svg:font-family="'Nimbus Mono L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編號&gt;</text:page-number></text:p>
        </draw:text-box>
      </draw:frame>
      <presentation:notes style:page-layout-name="PM2">
        <draw:page-thumbnail presentation:style-name="alizarin-title" draw:layer="backgroundobjects" svg:width="15.266cm" svg:height="10.476cm" svg:x="3.16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00:38:30.345846336</meta:creation-date>
    <dc:date>2017-10-06T00:46:00.342706438</dc:date>
    <meta:editing-duration>PT6M18S</meta:editing-duration>
    <meta:editing-cycles>2</meta:editing-cycles>
    <meta:generator>LibreOffice/5.2.7.2$Linux_X86_64 LibreOffice_project/20m0$Build-2</meta:generator>
    <meta:document-statistic meta:object-count="77"/>
  </office:meta>
</office:document-meta>
</file>